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849cm"/>
    </style:style>
    <style:style style:name="gr4" style:family="graphic" style:parent-style-name="standard">
      <style:graphic-properties draw:stroke="none" svg:stroke-color="#000000" draw:fill="none" draw:fill-color="#ffffff" draw:auto-grow-height="true" draw:auto-grow-width="false" fo:max-height="0cm" fo:min-height="2.261cm"/>
    </style:style>
    <style:style style:name="gr5" style:family="graphic" style:parent-style-name="standard">
      <style:graphic-properties draw:stroke="none" svg:stroke-color="#000000" draw:fill="none" draw:fill-color="#ffffff" draw:auto-grow-height="true" draw:auto-grow-width="false" fo:max-height="0cm" fo:min-height="16.25cm"/>
    </style:style>
    <style:style style:name="gr6"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7" style:family="graphic" style:parent-style-name="standard">
      <style:graphic-properties draw:stroke="none" svg:stroke-color="#000000" draw:fill="none" draw:fill-color="#ffffff" draw:auto-grow-height="true" draw:auto-grow-width="false" fo:max-height="0cm" fo:min-height="3.368cm"/>
    </style:style>
    <style:style style:name="gr8" style:family="graphic" style:parent-style-name="standard">
      <style:graphic-properties draw:stroke="none" svg:stroke-color="#000000" draw:fill="none" draw:fill-color="#ffffff" draw:auto-grow-height="true" draw:auto-grow-width="false" fo:max-height="0cm" fo:min-height="15.368cm"/>
    </style:style>
    <style:style style:name="gr9" style:family="graphic" style:parent-style-name="standard">
      <style:graphic-properties draw:stroke="none" svg:stroke-color="#000000" draw:fill="none" draw:fill-color="#ffffff" draw:auto-grow-height="true" draw:auto-grow-width="false" fo:max-height="0cm" fo:min-height="18.878cm"/>
    </style:style>
    <style:style style:name="gr10"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11"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12" style:family="graphic" style:parent-style-name="standard">
      <style:graphic-properties svg:stroke-color="#ffffff" draw:fill-color="#ffffff"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4.652cm"/>
    </style:style>
    <style:style style:name="gr14" style:family="graphic" style:parent-style-name="standard">
      <style:graphic-properties draw:stroke="none" svg:stroke-color="#000000" draw:fill="none" draw:fill-color="#ffffff" draw:textarea-horizontal-align="left" draw:auto-grow-height="true" draw:auto-grow-width="true" fo:min-height="1.131cm" fo:min-width="7.637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style:font-size-asian="20pt"/>
    </style:style>
    <style:style style:name="P3"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4"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5" style:family="paragraph">
      <style:paragraph-properties fo:text-align="center"/>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6"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7" style:family="paragraph">
      <style:text-properties fo:color="#6666ff" fo:font-size="60pt" style:font-size-asian="60pt" style:font-size-complex="60pt"/>
    </style:style>
    <style:style style:name="P8"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9"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P10" style:family="paragraph">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11" style:family="paragraph">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2"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3" style:family="text">
      <style:text-properties fo:color="#ff3333"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4"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5"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6"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7" style:family="text">
      <style:text-properties fo:color="#ff3333"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8" style:family="text">
      <style:text-properties fo:color="#ff3333" fo:font-family="'ＭＳ ゴシック'" style:font-family-generic="modern" style:font-pitch="fixed" fo:font-size="16pt" style:font-family-asian="'ＭＳ ゴシック'" style:font-family-generic-asian="modern" style:font-pitch-asian="fixed" style:font-size-asian="16pt" style:font-size-complex="16pt"/>
    </style:style>
    <style:style style:name="T9" style:family="text">
      <style:text-properties fo:color="#ff3333" fo:font-family="'ＭＳ ゴシック'" style:font-family-generic="modern" style:font-pitch="fixed" fo:font-size="12pt" fo:font-weight="normal" style:font-family-asian="'ＭＳ ゴシック'" style:font-family-generic-asian="modern" style:font-pitch-asian="fixed" style:font-size-asian="12pt" style:font-weight-asian="normal" style:font-size-complex="12pt" style:font-weight-complex="normal"/>
    </style:style>
    <style:style style:name="T10"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11" style:family="text">
      <style:text-properties fo:color="#ff0000"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2" style:family="text">
      <style:text-properties fo:color="#ff0000" fo:font-family="'ＭＳ ゴシック'" style:font-family-generic="modern" style:font-pitch="fixed" fo:font-size="16pt" fo:font-weight="normal" style:font-family-asian="'ＭＳ ゴシック'" style:font-family-generic-asian="modern" style:font-pitch-asian="fixed" style:font-size-asian="16pt" style:font-weight-asian="normal" style:font-size-complex="16pt" style:font-weight-complex="normal"/>
    </style:style>
    <style:style style:name="T13" style:family="text">
      <style:text-properties fo:color="#ff3333"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4"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15" style:family="text">
      <style:text-properties fo:color="#ff0000"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6"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17" style:family="text">
      <style:text-properties fo:color="#6666ff" fo:font-size="60pt" style:font-size-asian="60pt" style:font-size-complex="60pt"/>
    </style:style>
    <style:style style:name="T18"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19"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20"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21"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22" style:family="text">
      <style:text-properties fo:color="#6666ff" fo:font-family="'ＭＳ ゴシック'" style:font-family-generic="modern" style:font-pitch="fixed" fo:font-size="20pt" fo:font-weight="bold" style:font-family-asian="'ＭＳ ゴシック'" style:font-family-generic-asian="modern" style:font-pitch-asian="fixed" style:font-size-asian="20pt" style:font-weight-asian="bold" style:font-size-complex="20pt" style:font-weight-complex="bold"/>
    </style:style>
    <style:style style:name="T23"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24" style:family="text">
      <style:text-properties fo:color="#6666ff" fo:font-family="'ＭＳ ゴシック'" style:font-family-generic="modern" style:font-pitch="fixed" fo:font-size="13pt" fo:font-weight="bold" style:font-family-asian="'ＭＳ ゴシック'" style:font-family-generic-asian="modern" style:font-pitch-asian="fixed" style:font-size-asian="13pt" style:font-weight-asian="bold" style:font-size-complex="13pt" style:font-weight-complex="bold"/>
    </style:style>
    <style:style style:name="T25" style:family="text">
      <style:text-properties fo:color="#6666ff" fo:font-family="'ＭＳ ゴシック'" style:font-family-generic="modern" style:font-pitch="fixed" fo:font-size="12pt" fo:font-style="italic" fo:font-weight="bold" style:font-family-asian="'ＭＳ ゴシック'" style:font-family-generic-asian="modern" style:font-pitch-asian="fixed" style:font-size-asian="12pt" style:font-style-asian="italic" style:font-weight-asian="bold" style:font-size-complex="1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RPGAR</text:p>
            <text:p>取扱説明書</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5cm" svg:x="2.1cm" svg:y="14.107cm" presentation:class="notes" presentation:placeholder="true">
            <draw:text-box/>
          </draw:frame>
        </presentation:notes>
      </draw:page>
      <draw:page draw:name="page3" draw:style-name="dp1" draw:master-page-name="Default" presentation:presentation-page-layout-name="AL3T1">
        <draw:frame draw:style-name="gr2" draw:text-style-name="P1" draw:layer="layout" svg:width="22.573cm" svg:height="16.93cm" svg:x="2.772cm" svg:y="2.118cm">
          <draw:image xlink:href="Pictures/1000020100000280000001E0CFF73D25.png" xlink:type="simple" xlink:show="embed" xlink:actuate="onLoad">
            <text:p/>
          </draw:image>
        </draw:frame>
        <draw:frame draw:style-name="gr3" draw:text-style-name="P3" draw:layer="layout" svg:width="14cm" svg:height="3.099cm" svg:x="13.5cm" svg:y="3.901cm">
          <draw:text-box>
            <text:p><text:span text:style-name="T1">左図のようにファイルブラウザが起動しますので、遊びたいシナリオのファイルを選択します。シナリオのファイル形式は</text:span><text:span text:style-name="T1">zip</text:span><text:span text:style-name="T1">です。</text:span></text:p>
          </draw:text-box>
        </draw:frame>
        <draw:frame draw:style-name="gr3" draw:text-style-name="P4" draw:layer="layout" svg:width="13.5cm" svg:height="3.099cm" svg:x="13.5cm" svg:y="18cm">
          <draw:text-box>
            <text:p><text:span text:style-name="T2">※</text:span><text:span text:style-name="T2">シナリオファイルはユーザーの有志によって作成・配布されています。（永久パピルスのホームページから、シナリオファイル作成ソフトを無料でダウンロードすることができます）</text:span></text:p>
            <text:p><text:span text:style-name="T2">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draw:style-name="gr4" draw:text-style-name="P5" draw:layer="layout" svg:width="27cm" svg:height="2.511cm" svg:x="0.5cm" svg:y="1cm">
          <draw:text-box>
            <text:p text:style-name="P1"><text:span text:style-name="T3">iPhone</text:span><text:span text:style-name="T4">ユーザーの場合の</text:span></text:p>
            <text:p text:style-name="P1"><text:span text:style-name="T4">シナリオファイルのダウンロードや選択について</text:span></text:p>
          </draw:text-box>
        </draw:frame>
        <draw:frame draw:style-name="gr5" draw:text-style-name="P3" draw:layer="layout" svg:width="26cm" svg:height="16.5cm" svg:x="1cm" svg:y="4cm">
          <draw:text-box>
            <text:p><text:span text:style-name="T1">　アップルによる安全安心な管理統制社会、正にディストピアを体現した端末である</text:span><text:span text:style-name="T1">iPhone</text:span><text:span text:style-name="T1">。</text:span></text:p>
            <text:p><text:span text:style-name="T1">　この種の端末で</text:span><text:span text:style-name="T1">CoCAR</text:span><text:span text:style-name="T1">を遊ぶ方は、シナリオや立ち絵のダウンロードやファイル選択において不自由と不便を強いられます。</text:span><text:span text:style-name="T5">安全性のために利便性を捨てた</text:span><text:span text:style-name="T6">iOS</text:span><text:span text:style-name="T6">の仕様を恨みましょう</text:span><text:span text:style-name="T5">。</text:span></text:p>
            <text:p><text:span text:style-name="T1">　</text:span><text:span text:style-name="T1">iPhone</text:span><text:span text:style-name="T1">でシナリオファイルやキャラクターイラストをダウンロードする方法は</text:span></text:p>
            <text:p><text:span text:style-name="T1"/></text:p>
            <text:p><text:span text:style-name="T1"/></text:p>
            <text:p><text:span text:style-name="T7">＜</text:span><text:span text:style-name="T7">A.</text:span><text:span text:style-name="T7">自分のパソコン</text:span><text:span text:style-name="T7">(mac</text:span><text:span text:style-name="T7">や</text:span><text:span text:style-name="T7">windows)</text:span><text:span text:style-name="T7">からダウンロードする場合＞</text:span></text:p>
            <text:p><text:span text:style-name="T8">①</text:span><text:span text:style-name="T8">パソコンにシナリオファイルや立ち絵をダウンロードします。</text:span></text:p>
            <text:p><text:span text:style-name="T8">②</text:span><text:span text:style-name="T8">パソコンと</text:span><text:span text:style-name="T8">iPhone</text:span><text:span text:style-name="T8">を繋ぎ、</text:span><text:span text:style-name="T8">Itunes</text:span><text:span text:style-name="T8">を起動します。</text:span></text:p>
            <text:p><text:span text:style-name="T8">③</text:span><text:span text:style-name="T8">スマホのマークをクリック→『データ共有』→『クトゥルフ神話</text:span><text:span text:style-name="T8">RPGAR</text:span><text:span text:style-name="T8">』を選択してファイルをドラッグ＆ドロップする</text:span><text:span text:style-name="T8">(</text:span><text:span text:style-name="T7">Documents</text:span><text:span text:style-name="T8">フォルダの中に保存されます</text:span><text:span text:style-name="T8">)</text:span></text:p>
            <text:p><text:span text:style-name="T9">参考：</text:span><text:span text:style-name="T9"><text:a xlink:href="https://support.apple.com/ja-jp/HT201301">https://support.apple.com/ja-jp/HT201301</text:a></text:span></text:p>
            <text:p><text:span text:style-name="T1"/></text:p>
            <text:p><text:span text:style-name="T7">＜</text:span><text:span text:style-name="T7">B-1.</text:span><text:span text:style-name="T7">インターネットから直接ダウンロードする場合（シナリオ）＞</text:span></text:p>
            <text:p><text:span text:style-name="T10">①</text:span><text:span text:style-name="T10">『</text:span><text:span text:style-name="T11">Safari</text:span><text:span text:style-name="T10">』（インターネット）で遊びたいシナリオファイルにアクセスする。</text:span></text:p>
            <text:p><text:span text:style-name="T10">②</text:span><text:span text:style-name="T10">ファイルを開くアプリを選択する画面になるので「</text:span><text:span text:style-name="T11">『クトゥルフ神話</text:span><text:span text:style-name="T11">RPGAR</text:span><text:span text:style-name="T11">』で開く</text:span><text:span text:style-name="T10">」を選択</text:span></text:p>
            <text:p><text:span text:style-name="T10">(</text:span><text:span text:style-name="T11">Documents</text:span><text:span text:style-name="T12">フォルダ内の</text:span><text:span text:style-name="T11">Inbox</text:span><text:span text:style-name="T10">フォルダの中に保存されます</text:span><text:span text:style-name="T10">)</text:span></text:p>
            <text:p><text:span text:style-name="T10"/></text:p>
            <text:p><text:span text:style-name="T13">＜</text:span><text:span text:style-name="T13">B-2.</text:span><text:span text:style-name="T13">インターネットから直接ダウンロードする場合（立ち絵）＞</text:span></text:p>
            <text:p><text:span text:style-name="T14">①</text:span><text:span text:style-name="T14">『</text:span><text:span text:style-name="T15">Safari</text:span><text:span text:style-name="T14">』（インターネット）で</text:span><text:span text:style-name="T14">png</text:span><text:span text:style-name="T14">ファイルにアクセスする。</text:span></text:p>
            <text:p><text:span text:style-name="T14">②</text:span><text:span text:style-name="T15">四角から上に矢印が伸びたアイコン</text:span><text:span text:style-name="T14">を押し、「</text:span><text:span text:style-name="T15">iCloudDrive</text:span><text:span text:style-name="T15">に保存</text:span><text:span text:style-name="T14">」を選択</text:span></text:p>
            <text:p><text:span text:style-name="T14">③</text:span><text:span text:style-name="T14">iCloud Drive</text:span><text:span text:style-name="T14">を起動し、ダウンロードしたいファイルを選択したら</text:span><text:span text:style-name="T15">□から上に矢印が伸びたアイコン</text:span><text:span text:style-name="T14">を押して「</text:span><text:span text:style-name="T15">クトゥルフ神話</text:span><text:span text:style-name="T15">RPGAR...</text:span><text:span text:style-name="T14">」を選択</text:span></text:p>
            <text:p><text:span text:style-name="T14">(</text:span><text:span text:style-name="T15">tmp</text:span><text:span text:style-name="T14">フォルダ内の</text:span><text:span text:style-name="T15">com.Brainmixer.CoCAR-Inbox</text:span><text:span text:style-name="T14">フォルダの中に保存されます</text:span><text:span text:style-name="T14">)</text:span></text:p>
            <text:p><text:span text:style-name="T1"/></text:p>
            <text:p><text:span text:style-name="T1"/></text:p>
            <text:p><text:span text:style-name="T1">保存したファイルは</text:span><text:span text:style-name="T1">Android</text:span><text:span text:style-name="T1">と同じようにファイルブラウザで選択することができます。</text:span></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6" draw:text-style-name="P6" draw:layer="layout" svg:width="6.175cm" svg:height="1.381cm" svg:x="16.5cm" svg:y="2.123cm">
          <draw:text-box>
            <text:p><text:span text:style-name="T16">探索者作成</text:span></text:p>
          </draw:text-box>
        </draw:frame>
        <draw:frame draw:style-name="gr7" draw:text-style-name="P7" draw:layer="layout" svg:width="2cm" svg:height="3.618cm" svg:x="10cm" svg:y="4cm">
          <draw:text-box>
            <text:p><text:span text:style-name="T17">①</text:span></text:p>
          </draw:text-box>
        </draw:frame>
        <draw:frame draw:style-name="gr7" draw:text-style-name="P7" draw:layer="layout" svg:width="2cm" svg:height="3.618cm" svg:x="5.5cm" svg:y="13.382cm">
          <draw:text-box>
            <text:p><text:span text:style-name="T17">②</text:span></text:p>
          </draw:text-box>
        </draw:frame>
        <draw:frame draw:style-name="gr7" draw:text-style-name="P7" draw:layer="layout" svg:width="2cm" svg:height="3.618cm" svg:x="10.5cm" svg:y="13.382cm">
          <draw:text-box>
            <text:p><text:span text:style-name="T17">③</text:span></text:p>
          </draw:text-box>
        </draw:frame>
        <draw:frame draw:style-name="gr7" draw:text-style-name="P7" draw:layer="layout" svg:width="2cm" svg:height="3.618cm" svg:x="10.5cm" svg:y="16.5cm">
          <draw:text-box>
            <text:p><text:span text:style-name="T17">④</text:span></text:p>
          </draw:text-box>
        </draw:frame>
        <draw:frame draw:style-name="gr7" draw:text-style-name="P7" draw:layer="layout" svg:width="2cm" svg:height="3.618cm" svg:x="5.5cm" svg:y="16.382cm">
          <draw:text-box>
            <text:p><text:span text:style-name="T17">⑤</text:span></text:p>
          </draw:text-box>
        </draw:frame>
        <draw:frame draw:style-name="gr8" draw:text-style-name="P8" draw:layer="layout" svg:width="13.5cm" svg:height="15.618cm" svg:x="13cm" svg:y="3.882cm">
          <draw:text-box>
            <text:p><text:span text:style-name="T18">①</text:span><text:span text:style-name="T18">名前入力欄</text:span></text:p>
            <text:p><text:span text:style-name="T18"/></text:p>
            <text:p><text:span text:style-name="T18">②</text:span><text:span text:style-name="T18">再ロール用ボタン</text:span></text:p>
            <text:p><text:span text:style-name="T1">（ここを押すことでステータスは何回でも決め直せます。また、同時にブラウザで広告ページ（</text:span><text:span text:style-name="T10">永久パピルスのシナリオ集やクトゥルフ神話</text:span><text:span text:style-name="T10">TRPG</text:span><text:span text:style-name="T10">ルールブックの販売サイト）を開く</text:span><text:span text:style-name="T1">ので、もし良ければそちらも御贔屓に……）</text:span></text:p>
            <text:p><text:span text:style-name="T1"/></text:p>
            <text:p><text:span text:style-name="T18">③</text:span><text:span text:style-name="T18">キャラクターイラスト選択</text:span></text:p>
            <text:p><text:span text:style-name="T1">（キャライラストの</text:span><text:span text:style-name="T1">png</text:span><text:span text:style-name="T1">ファイルを選択します。キャラクターシートにキャラ画像が表示されたり、シナリオによってはキャラクター立ち絵がイベント中に表示されることも。</text:span><text:span text:style-name="T10">面倒なら設定しなくても構いません</text:span><text:span text:style-name="T1">）</text:span></text:p>
            <text:p><text:span text:style-name="T18"/></text:p>
            <text:p><text:span text:style-name="T18">④</text:span><text:span text:style-name="T18">技能シート</text:span></text:p>
            <text:p><text:span text:style-name="T1">（詳細は次ページ）</text:span></text:p>
            <text:p><text:span text:style-name="T1"/></text:p>
            <text:p><text:span text:style-name="T18">⑤</text:span><text:span text:style-name="T18">キャラクターシートの決定</text:span></text:p>
            <text:p><text:span text:style-name="T1">（</text:span><text:span text:style-name="T10">決定されたキャラクターは技能ポイントの増減操作ができなくなる</text:span><text:span text:style-name="T1">ので、技能ポイントの分配忘れにご注意ください）</text:span></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gr2" draw:text-style-name="P1" draw:layer="layout" svg:width="22.573cm" svg:height="16.93cm" svg:x="2.772cm" svg:y="2.118cm">
          <draw:image xlink:href="Pictures/1000020100000280000001E05FBB25B2.png" xlink:type="simple" xlink:show="embed" xlink:actuate="onLoad">
            <text:p/>
          </draw:image>
        </draw:frame>
        <draw:frame draw:style-name="gr7" draw:text-style-name="P7" draw:layer="layout" svg:width="2cm" svg:height="3.618cm" svg:x="11.5cm" svg:y="1cm">
          <draw:text-box>
            <text:p><text:span text:style-name="T17">①</text:span></text:p>
          </draw:text-box>
        </draw:frame>
        <draw:frame draw:style-name="gr7" draw:text-style-name="P7" draw:layer="layout" svg:width="2cm" svg:height="3.618cm" svg:x="12cm" svg:y="16.882cm">
          <draw:text-box>
            <text:p><text:span text:style-name="T17">④</text:span></text:p>
          </draw:text-box>
        </draw:frame>
        <draw:frame draw:style-name="gr7" draw:text-style-name="P7" draw:layer="layout" svg:width="2cm" svg:height="3.618cm" svg:x="11cm" svg:y="14.382cm">
          <draw:text-box>
            <text:p><text:span text:style-name="T17">②</text:span></text:p>
          </draw:text-box>
        </draw:frame>
        <draw:frame draw:style-name="gr7" draw:text-style-name="P7" draw:layer="layout" svg:width="2cm" svg:height="3.618cm" svg:x="8cm" svg:y="15.382cm">
          <draw:text-box>
            <text:p><text:span text:style-name="T17">③</text:span></text:p>
          </draw:text-box>
        </draw:frame>
        <draw:frame draw:style-name="gr9" draw:text-style-name="P6" draw:layer="layout" svg:width="12.5cm" svg:height="19.128cm" svg:x="14cm" svg:y="1.882cm">
          <draw:text-box>
            <text:p><text:span text:style-name="T16">　　技能シート画面</text:span></text:p>
            <text:p><text:span text:style-name="T1">技能シート画面では、技能名をクリック</text:span><text:span text:style-name="T1">or</text:span><text:span text:style-name="T1">長押しすると技能にポイントを割り振ることができます。</text:span><text:span text:style-name="T1">(</text:span><text:span text:style-name="T1">キャラクター作成時のみ</text:span><text:span text:style-name="T1">)</text:span></text:p>
            <text:p><text:span text:style-name="T1">ポイントを入れすぎてしまった際は、長押しを続けると分配していない状態にループします。</text:span></text:p>
            <text:p><text:span text:style-name="T1"/></text:p>
            <text:p><text:span text:style-name="T1"/></text:p>
            <text:p><text:span text:style-name="T1"/></text:p>
            <text:p><text:span text:style-name="T18">①</text:span><text:span text:style-name="T18">配分初期化</text:span></text:p>
            <text:p><text:span text:style-name="T1">配分した技能ポイントを一度リセットします。</text:span></text:p>
            <text:p><text:span text:style-name="T1"/></text:p>
            <text:p><text:span text:style-name="T18">②</text:span><text:span text:style-name="T18">ページ切替</text:span></text:p>
            <text:p><text:span text:style-name="T1">技能シートは２ページあるので、ページを切り替えます。</text:span></text:p>
            <text:p><text:span text:style-name="T1"/></text:p>
            <text:p><text:span text:style-name="T18">③</text:span><text:span text:style-name="T18">残り技能ポイント</text:span></text:p>
            <text:p><text:span text:style-name="T1">未配分の技能ポイントです。この数字が０になるまで技能ポイントを分配できます。</text:span></text:p>
            <text:p><text:span text:style-name="T1"/></text:p>
            <text:p><text:span text:style-name="T18">④</text:span><text:span text:style-name="T18">技能シートボタン</text:span></text:p>
            <text:p><text:span text:style-name="T1">このボタンを押すと技能シート画面を終了します。</text:span></text:p>
            <text:p><text:span text:style-name="T1"/></text:p>
            <text:p><text:span text:style-name="T18">⑤</text:span><text:span text:style-name="T18">決定ボタン</text:span></text:p>
            <text:p><text:span text:style-name="T1">前画面（キャラクターシート画面）の決定ボタンです。この画面からでもキャラクターを決定することは可能です。</text:span></text:p>
            <text:p><text:span text:style-name="T1"/></text:p>
            <text:p><text:span text:style-name="T1"/></text:p>
          </draw:text-box>
        </draw:frame>
        <draw:frame draw:style-name="gr7" draw:text-style-name="P7" draw:layer="layout" svg:width="2cm" svg:height="3.618cm" svg:x="6cm" svg:y="17cm">
          <draw:text-box>
            <text:p><text:span text:style-name="T17">⑤</text:span></text:p>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2" draw:text-style-name="P1" draw:layer="layout" svg:width="22.573cm" svg:height="16.93cm" svg:x="2.772cm" svg:y="2.118cm">
          <draw:image xlink:href="Pictures/1000020100000280000001E0BDBA3A2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10" draw:text-style-name="P9" draw:layer="layout" svg:width="14.5cm" svg:height="18.7cm" svg:x="13.5cm" svg:y="1.5cm">
          <draw:text-box>
            <text:p><text:span text:style-name="T19">　　</text:span><text:span text:style-name="T20">バックログ画面</text:span></text:p>
            <text:p><text:span text:style-name="T1"/></text:p>
            <text:p><text:span text:style-name="T1">シナリオのバックログを開きます。上下スワイプ（ドラッグ）でテキストを上下させることができます。バックログの最大保存行数（セリフ数）は</text:span><text:span text:style-name="T1">1000</text:span><text:span text:style-name="T1">行です。</text:span></text:p>
            <text:p><text:span text:style-name="T1"/></text:p>
            <text:p><text:span text:style-name="T1">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1"/></text:p>
            <text:p><text:span text:style-name="T1"/></text:p>
            <text:p><text:span text:style-name="T1"/></text:p>
            <text:p><text:span text:style-name="T21">バックログ画面</text:span></text:p>
            <text:p><text:span text:style-name="T1"/></text:p>
            <text:p><text:span text:style-name="T1">①</text:span><text:span text:style-name="T1">取得情報画面を開きます</text:span></text:p>
            <text:p><text:span text:style-name="T1"/></text:p>
            <text:p><text:span text:style-name="T1">②</text:span><text:span text:style-name="T1">キャラクターシートを見ます</text:span></text:p>
            <text:p><text:span text:style-name="T1"/></text:p>
            <text:p><text:span text:style-name="T1">③</text:span><text:span text:style-name="T1">元の画面（マップ</text:span><text:span text:style-name="T1">or</text:span><text:span text:style-name="T1">シナリオ）に戻ります。</text:span></text:p>
            <text:p><text:span text:style-name="T1"/></text:p>
            <text:p><text:span text:style-name="T1"/></text:p>
            <text:p><text:span text:style-name="T1"/></text:p>
            <text:p><text:span text:style-name="T21">取得情報画面</text:span></text:p>
            <text:p><text:span text:style-name="T18"/></text:p>
            <text:p><text:span text:style-name="T1">①</text:span><text:span text:style-name="T1">現在表示しているアイテム画像の整理番号</text:span><text:span text:style-name="T1">(</text:span><text:span text:style-name="T1">取得した順に番号が割り振られます</text:span><text:span text:style-name="T1">)</text:span></text:p>
            <text:p><text:span text:style-name="T1"/></text:p>
            <text:p><text:span text:style-name="T1">②</text:span><text:span text:style-name="T1">バックログ画面に戻るボタン</text:span></text:p>
          </draw:text-box>
        </draw:frame>
        <draw:frame draw:style-name="gr2" draw:text-style-name="P1" draw:layer="layout" svg:width="6cm" svg:height="11.93cm" svg:x="6.5cm" svg:y="8.5cm">
          <draw:image xlink:href="Pictures/10000201000000FA000001E0F3A0006D.png" xlink:type="simple" xlink:show="embed" xlink:actuate="onLoad">
            <text:p/>
          </draw:image>
        </draw:frame>
        <draw:frame draw:style-name="gr7" draw:text-style-name="P7" draw:layer="layout" svg:width="2cm" svg:height="3.618cm" svg:x="11cm" svg:y="17.5cm">
          <draw:text-box>
            <text:p><text:span text:style-name="T17">①</text:span></text:p>
          </draw:text-box>
        </draw:frame>
        <draw:frame draw:style-name="gr7" draw:text-style-name="P7" draw:layer="layout" svg:width="2cm" svg:height="3.618cm" svg:x="7.5cm" svg:y="17.5cm">
          <draw:text-box>
            <text:p><text:span text:style-name="T17">②</text:span></text:p>
          </draw:text-box>
        </draw:frame>
        <draw:frame draw:style-name="gr2" draw:text-style-name="P1" draw:layer="layout" svg:width="6.499cm" svg:height="12.43cm" svg:x="0.5cm" svg:y="2cm">
          <draw:image xlink:href="Pictures/10000201000000FA000001E06CCB8324.png" xlink:type="simple" xlink:show="embed" xlink:actuate="onLoad">
            <text:p/>
          </draw:image>
        </draw:frame>
        <draw:frame draw:style-name="gr8" draw:text-style-name="P8" draw:layer="layout" svg:width="13.5cm" svg:height="15.618cm" svg:x="1cm" svg:y="1cm">
          <draw:text-box>
            <text:p><text:span text:style-name="T1">バックログ画面</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取得情報画面</text:span></text:p>
          </draw:text-box>
        </draw:frame>
        <draw:frame draw:style-name="gr7" draw:text-style-name="P7" draw:layer="layout" svg:width="2cm" svg:height="3.618cm" svg:x="0.5cm" svg:y="11.5cm">
          <draw:text-box>
            <text:p><text:span text:style-name="T17">①</text:span></text:p>
          </draw:text-box>
        </draw:frame>
        <draw:frame draw:style-name="gr7" draw:text-style-name="P7" draw:layer="layout" svg:width="2cm" svg:height="3.618cm" svg:x="5cm" svg:y="11.5cm">
          <draw:text-box>
            <text:p><text:span text:style-name="T17">②</text:span></text:p>
          </draw:text-box>
        </draw:frame>
        <draw:frame draw:style-name="gr7" draw:text-style-name="P7" draw:layer="layout" svg:width="2cm" svg:height="3.618cm" svg:x="3cm" svg:y="11.382cm">
          <draw:text-box>
            <text:p><text:span text:style-name="T17">③</text:span></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11" draw:text-style-name="P1" draw:layer="layout" svg:width="22.573cm" svg:height="16.93cm" svg:x="2.772cm" svg:y="2.118cm">
          <draw:image xlink:href="Pictures/1000020100000280000001E02547D1D5.png" xlink:type="simple" xlink:show="embed" xlink:actuate="onLoad">
            <text:p text:style-name="P1">　　　　　　　　 <text:s text:c="2"/>　　　　　　　　　　　　　　　　　　　　　　　　　<text:span text:style-name="T4">イベント画面</text:span></text:p>
          </draw:image>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 draw:text-style-name="P1"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 draw:text-style-name="P1" draw:layer="layout" svg:width="22.573cm" svg:height="16.93cm" svg:x="2.772cm" svg:y="2.118cm">
          <draw:image xlink:href="Pictures/1000020100000280000001E0A52A91D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 draw:text-style-name="P1" draw:layer="layout" svg:width="22.573cm" svg:height="16.93cm" svg:x="2.772cm" svg:y="2.118cm">
          <draw:image xlink:href="Pictures/1000020100000280000001E07EFF030C.png" xlink:type="simple" xlink:show="embed" xlink:actuate="onLoad">
            <text:p/>
          </draw:image>
        </draw:frame>
        <draw:rect draw:style-name="gr12" draw:text-style-name="P1" draw:layer="layout" svg:width="12.5cm" svg:height="5cm" svg:x="13.5cm" svg:y="2.5cm">
          <text:p/>
        </draw:rect>
        <draw:frame draw:style-name="gr13" draw:text-style-name="P10" draw:layer="layout" svg:width="14cm" svg:height="4.902cm" svg:x="13.5cm" svg:y="3.161cm">
          <draw:text-box>
            <text:p><text:span text:style-name="T22">①</text:span><text:span text:style-name="T22">飛び道具で攻撃します。</text:span></text:p>
            <text:p><text:span text:style-name="T23">★</text:span><text:span text:style-name="T23">銃所持の場合</text:span><text:span text:style-name="T23">(&lt;</text:span><text:span text:style-name="T23">火器</text:span><text:span text:style-name="T23">&gt;</text:span><text:span text:style-name="T23">と表示されている場合</text:span><text:span text:style-name="T23">)</text:span></text:p>
            <text:p><text:span text:style-name="T24">&lt;</text:span><text:span text:style-name="T24">火器</text:span><text:span text:style-name="T24">&gt;</text:span><text:span text:style-name="T24">による判定を</text:span><text:span text:style-name="T24">3</text:span><text:span text:style-name="T24">回行い、</text:span></text:p>
            <text:p><text:span text:style-name="T24">成功するごとに</text:span><text:span text:style-name="T24">1D10</text:span><text:span text:style-name="T24">のダメージを与えます。</text:span></text:p>
            <text:p><text:span text:style-name="T23">★</text:span><text:span text:style-name="T23">銃非所持の場合</text:span><text:span text:style-name="T23">(&lt;</text:span><text:span text:style-name="T23">投擲</text:span><text:span text:style-name="T23">&gt;</text:span><text:span text:style-name="T23">と表示されている場合</text:span><text:span text:style-name="T23">)</text:span></text:p>
            <text:p><text:span text:style-name="T24">&lt;</text:span><text:span text:style-name="T24">投擲</text:span><text:span text:style-name="T24">&gt;</text:span><text:span text:style-name="T24">による判定を行い、</text:span></text:p>
            <text:p><text:span text:style-name="T24">成功すると</text:span><text:span text:style-name="T24">1D10</text:span><text:span text:style-name="T24">のダメージを与えます。</text:span></text:p>
            <text:p><text:span text:style-name="T25">※</text:span><text:span text:style-name="T25">銃はシナリオ中で手に入れられることがあります。</text:span></text:p>
          </draw:text-box>
        </draw:frame>
        <draw:frame draw:style-name="gr14" draw:text-style-name="P11" draw:layer="layout" svg:width="8.137cm" svg:height="1.381cm" svg:x="16cm" svg:y="1.123cm">
          <draw:text-box>
            <text:p><text:span text:style-name="T4">戦闘画面　</text:span><text:span text:style-name="T4">2/2</text:spa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draw:style-name="gr2" draw:text-style-name="P1" draw:layer="layout" svg:width="28cm" svg:height="21.5cm" svg:x="0cm" svg:y="0cm">
          <draw:image xlink:href="Pictures/1000020100000280000001E0B9BC5363.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H53M43S</meta:editing-duration>
    <meta:editing-cycles>15</meta:editing-cycles>
    <meta:generator>OpenOffice/4.1.1$Win32 OpenOffice.org_project/411m6$Build-9775</meta:generator>
    <dc:date>2018-12-06T01:19:15.96</dc:date>
    <meta:document-statistic meta:object-count="87"/>
  </office:meta>
</office:document-meta>
</file>